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svg:font-family="Roboto, sans-serif"/>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weight="normal"/>
    </style:style>
    <style:style style:name="P2" style:family="paragraph" style:parent-style-name="Text_20_body">
      <style:paragraph-properties fo:margin-left="0in" fo:margin-right="0in" fo:margin-top="0in" fo:margin-bottom="0in" loext:contextual-spacing="false" fo:line-height="180%" fo:orphans="2" fo:widows="2" fo:text-indent="0in" style:auto-text-indent="false"/>
      <style:text-properties fo:font-variant="normal" fo:text-transform="none" fo:color="#4c4947" style:font-name="Roboto" fo:font-size="14.25pt" fo:letter-spacing="normal" fo:font-style="normal" fo:font-weight="normal"/>
    </style:style>
    <style:style style:name="P3" style:family="paragraph" style:parent-style-name="Text_20_body">
      <style:paragraph-properties fo:margin-left="0in" fo:margin-right="0in" fo:margin-top="0in" fo:margin-bottom="0in" loext:contextual-spacing="false" fo:line-height="180%" fo:orphans="2" fo:widows="2" fo:text-indent="0in" style:auto-text-indent="false"/>
      <style:text-properties fo:font-variant="normal" fo:text-transform="none" fo:color="#4c4947" style:font-name="Roboto" fo:font-size="14.25pt" fo:letter-spacing="normal" fo:font-style="normal" fo:font-weight="bold"/>
    </style:style>
    <style:style style:name="P4" style:family="paragraph" style:parent-style-name="Text_20_body">
      <style:paragraph-properties fo:margin-left="0in" fo:margin-right="0in" fo:margin-top="0in" fo:margin-bottom="0in" loext:contextual-spacing="false" fo:line-height="180%" fo:orphans="2" fo:widows="2" fo:text-indent="0in" style:auto-text-indent="false"/>
    </style:style>
    <style:style style:name="P5" style:family="paragraph" style:parent-style-name="Text_20_body">
      <loext:graphic-properties draw:fill="solid" draw:fill-color="#ffffff" draw:opacity="100%"/>
      <style:paragraph-properties fo:margin-left="0in" fo:margin-right="0in" fo:margin-top="0in" fo:margin-bottom="0in" loext:contextual-spacing="false" style:line-height-at-least="0.25in" fo:text-align="justify" style:justify-single-word="false" fo:orphans="2" fo:widows="2" fo:text-indent="0in" style:auto-text-indent="false" fo:background-color="#ffffff" fo:padding="0in" fo:border="none"/>
      <style:text-properties fo:font-variant="normal" fo:text-transform="none" fo:color="#000000" style:font-name="times new roman" fo:font-size="12pt" fo:letter-spacing="normal" fo:font-style="normal" fo:font-weight="normal" fo:background-color="transparent" loext:padding="0in" loext:border="none"/>
    </style:style>
    <style:style style:name="P6" style:family="paragraph" style:parent-style-name="Text_20_body">
      <loext:graphic-properties draw:fill="solid" draw:fill-color="#ffffff" draw:opacity="100%"/>
      <style:paragraph-properties fo:margin-left="0in" fo:margin-right="0in" fo:margin-top="0in" fo:margin-bottom="0in" loext:contextual-spacing="false" style:line-height-at-least="0.25in" fo:text-align="justify" style:justify-single-word="false" fo:orphans="2" fo:widows="2" fo:text-indent="0in" style:auto-text-indent="false" fo:background-color="#ffffff" fo:padding="0in" fo:border="none"/>
      <style:text-properties fo:font-variant="normal" fo:text-transform="none" fo:color="#000000" fo:letter-spacing="normal"/>
    </style:style>
    <style:style style:name="T1" style:family="text">
      <style:text-properties fo:font-variant="normal" fo:text-transform="none" fo:color="#333333"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545454" style:text-line-through-style="none" style:text-line-through-type="none" style:font-name="Arial" fo:font-size="11pt" fo:font-style="normal" style:text-underline-style="none" fo:font-weight="bold" style:text-blinking="false" fo:background-color="#ffffff" loext:char-shading-value="0"/>
    </style:style>
    <style:style style:name="T3" style:family="text">
      <style:text-properties fo:font-variant="normal" fo:text-transform="none" fo:color="#545454" style:text-line-through-style="none" style:text-line-through-type="none" style:text-underline-style="none" style:text-blinking="false" fo:background-color="#ffffff" loext:char-shading-value="0"/>
    </style:style>
    <style:style style:name="T4" style:family="text">
      <style:text-properties fo:font-variant="normal" fo:text-transform="none" fo:color="#6a6a6a" style:text-line-through-style="none" style:text-line-through-type="none" style:font-name="Arial" fo:font-size="11pt" fo:font-style="normal" style:text-underline-style="none" fo:font-weight="bold" style:text-blinking="false" fo:background-color="#ffffff" loext:char-shading-value="0"/>
    </style:style>
    <style:style style:name="T5" style:family="text">
      <style:text-properties fo:font-variant="normal" fo:text-transform="none" fo:color="#000000" style:font-name="times new roman" fo:font-size="12pt" fo:letter-spacing="normal" fo:font-style="normal" fo:font-weight="normal" fo:background-color="transparent" loext:char-shading-value="0" loext:padding="0in" loext:border="none"/>
    </style:style>
    <style:style style:name="T6" style:family="text">
      <style:text-properties fo:font-variant="normal" fo:text-transform="none" fo:color="#4c4947" style:font-name="Roboto" fo:font-size="14.25pt" fo:letter-spacing="normal" fo:font-style="normal" fo:font-weight="bold"/>
    </style:style>
    <style:style style:name="T7" style:family="text">
      <style:text-properties fo:font-variant="normal" fo:text-transform="none" fo:color="#4c4947" style:font-name="Roboto" fo:font-size="14.25pt" fo:letter-spacing="normal" fo:font-style="normal" fo:font-weight="bold" officeooo:rsid="0011c01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14e3eae6-4e54-e69e-0447-f759f518a2e0"/>Gấc giúp ngăn ngừa ung thư</text:p>
      <text:p text:style-name="P1"><text:bookmark text:name="docs-internal-guid-14e3eae6-4e7d-dd51-40c6-442c51338957"/><text:span text:style-name="T1">Lycopen là một chất có khả năng ức chế sự hình thành của các tế bào ung thư rất tốt. Chất này được tìm thấy nhiều ở cà chua. Tuy nhiên, các nhà nghiên cứu thuộc đại học California (Mỹ) đã chỉ ra rằng, hàm lượng Lycopen có trong trái gấc còn nhiều gấp 70 lần so với cà chua. </text:span><text:span text:style-name="T2">Các nghiên cứu gần đây cũng cho thấy rằng hàm hượng protein </text:span><text:span text:style-name="T4">trong gấc</text:span><text:span text:style-name="T3"> </text:span><text:span text:style-name="T2">có tác dụng ngăn ngừa, </text:span><text:span text:style-name="T1">vô hiệu hóa</text:span><text:span text:style-name="T3"> </text:span><text:span text:style-name="T1">sự hình thành, phát triển của tế bào ung thư như ung thư vú, ung thư tuyến tiền liệt</text:span></text:p>
      <text:p text:style-name="Text_20_body"><text:line-break/><text:span text:style-name="T5">Một số nghiên cứu cho thấy các hợp chất của carotene, lycopen, vitamin E(-cotopherol), có trong dầu gấc có tác dụng làm vô hiệu hóa 75% các chất gây ung thư, nhất là ung thư vú.</text:span></text:p>
      <text:p text:style-name="P6"><draw:frame draw:style-name="fr1" draw:name="Image1" text:anchor-type="as-char" svg:width="5.2083in" svg:height="3.4689in" draw:z-index="0"><draw:image xlink:href="https://hongngochospital.vn/wp-content/uploads/2013/11/qua-gac-ngan-ngua-ung-thu-vu-1.jpg" xlink:type="simple" xlink:show="embed" xlink:actuate="onLoad"/><svg:title>qua-gac-ngan-ngua-ung-thu-vu-1</svg:title></draw:frame></text:p>
      <text:p text:style-name="P5">Trong y học cổ truyền Việt Nam và Trung Quốc hạt gấc được coi là một dược liệu có thể thay thế cho mật gấu để điều trị các trường hợp chấn thương, sưng đau, bệnh quai bị.</text:p>
      <text:p text:style-name="P5">Gấc là một thực phẩm thuốc độc đáo của Việt Nam. Sử dụng gấc và các chế phẩm của gấc sẽ góp phần phòng và điều trị bệnh thiếu vitamin A ở trẻ em và tạo nguồn thực phẩm có chứa các chất kháng oxy hóa.</text:p>
      <text:p text:style-name="P4"><text:span text:style-name="Strong_20_Emphasis"><text:span text:style-name="T6">Ngoài </text:span></text:span><text:span text:style-name="Strong_20_Emphasis"><text:span text:style-name="T7">ra dầu gấc còn có tác dụng g</text:span></text:span><text:span text:style-name="Strong_20_Emphasis"><text:span text:style-name="T6">iảm cholesterol</text:span></text:span></text:p>
      <text:p text:style-name="P2">Gấc được xem là loại thực phẩm tốt cho những người thừa cholesterol trong máu. Nếu sử dụng gấc thường xuyên và liên tục, nó <text:soft-page-break/>sẽ giúp giảm được lượng cholesterol không mong muốn, làm bền thành mạch, chống xơ vữa động mạch</text:p>
      <text:p text:style-name="P3">Nâng cao hệ thống miễn dịch</text:p>
      <text:p text:style-name="P2">Tinh chất Curcumin trong dầu gấc có khả năng loại bỏ các gốc tự do gây ung thư có trong thức ăn, nước uống hàng ngày. Đồng thời nâng cao sức đề kháng, thể lực. Giúp cơ thể nâng cao hệ thống miễn dịch.</text:p>
      <text:p text:style-name="P3">Chống lão hóa</text:p>
      <text:p text:style-name="P2">Curcumin trong gấc có tác dụng xóa bỏ tàn nhang, ngăn ngừa các nếp nhăn, làm cho da dẻ hồng hào, mịn màng, chống rụng tóc, giúp mau chóng mọc tóc, ngăn ngừa béo phì, điều hòa huyết áp.</text:p>
      <text:p text:style-name="P3">Ổn định hệ thần kinh</text:p>
      <text:p text:style-name="P2">Gấc giàu selen, khoáng chất và các vitamin, đây là những chất có ích trong việc ổn định hệ thần kinh và có tác dụng chống lại các biểu hiện của bệnh trầm cảm, một loại bệnh đang gia tăng nhiều ở trẻ nhỏ và những người chịu nhiều áp lực cuộc sống hiện nay.</text:p>
      <text:p text:style-name="P3">Tăng cường thị lực</text:p>
      <text:p text:style-name="P2">Gấc có chứa nhiều vitamin A nên rất tốt cho mắt, giúp làm sáng mắt và chữa một số bệnh liên quan tới mắ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svg:font-family="Roboto, sans-serif"/>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6:32:43.674781352</meta:creation-date>
    <dc:date>2018-05-11T18:02:40.519505245</dc:date>
    <meta:editing-duration>PT9M54S</meta:editing-duration>
    <meta:editing-cycles>2</meta:editing-cycles>
    <meta:generator>LibreOffice/5.4.2.2.0$Linux_X86_64 LibreOffice_project/40$Build-2</meta:generator>
    <meta:document-statistic meta:table-count="0" meta:image-count="1" meta:object-count="0" meta:page-count="2" meta:paragraph-count="16" meta:word-count="460" meta:character-count="2126" meta:non-whitespace-character-count="1680"/>
  </office:meta>
</office:document-meta>
</file>